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ConflictException.NodeTypeConflic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onflictException.NodeTypeConflict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